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？　その声は確か、騎士団長か・・・？</text:p>
          </table:table-cell>
          <table:table-cell table:style-name="ce0" office:value-type="string">
            <text:p>After Bandit Hideou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uh? That voice is... 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こんにちは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o.</text:p>
          </table:table-cell>
          <table:table-cell table:number-columns-repeated="1020"/>
        </table:table-row>
        <table:table-row>
          <table:table-cell table:style-name="ce0" office:value-type="string">
            <text:p>おおお～！　兵士がいっぱ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oaah～! So many soldiers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これより、盗賊団の根城へ総攻撃を
　かけるところなのだ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Indeed. We shall hereby commence our
offensive against the bandit gang's
stronghol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当然、人質救出を最優先させるがね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Of course, the safe extraction of all
prisoners is of the utmost importance.”</text:p>
          </table:table-cell>
          <table:table-cell table:number-columns-repeated="1020"/>
        </table:table-row>
        <table:table-row>
          <table:table-cell table:style-name="ce0" office:value-type="string">
            <text:p>ああ、それでしたらも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that won't be necessary...</text:p>
          </table:table-cell>
          <table:table-cell table:number-columns-repeated="1020"/>
        </table:table-row>
        <table:table-row>
          <table:table-cell table:style-name="ce0" office:value-type="string">
            <text:p>こちらの方々に、助けていただきました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se fine people came to my rescu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・・・なんと・・・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Wh... what...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さか、その人数で・・・いったい、どうやって
　・・・！？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Impossible, with these numbers... how
could you possibly have...?!”</text:p>
          </table:table-cell>
          <table:table-cell table:number-columns-repeated="1020"/>
        </table:table-row>
        <table:table-row>
          <table:table-cell table:style-name="ce0" office:value-type="string">
            <text:p>理由は分からないが、盗賊団の連中にも
熾天少女の力は通用する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understand why, but apparently the
power of the Heavenly Maidens works
against the bandits.</text:p>
          </table:table-cell>
          <table:table-cell table:number-columns-repeated="1020"/>
        </table:table-row>
        <table:table-row>
          <table:table-cell table:style-name="ce0" office:value-type="string">
            <text:p>一時は敵の策に陥り囚われたが、どうにか
ヘッドを叩いて人質救出に至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fell into a trap and were briefly taken
prisoner ourselves, but we managed to
escape, beat their leader, and rescue the
hostag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すばらしい！　誠にすばらしい！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Extraordinary! Truly extraordinary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さっそく君たちを城に招き、祝杯を
　あげるとしよう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Then allow me to invite you back to the
castle, so that we may raise a glass to your
victory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皆の者！　この方々を丁重に城へお招き
　するのだ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Everyone! These people are to be our
honored guests at the castle!”</text:p>
          </table:table-cell>
          <table:table-cell table:number-columns-repeated="1020"/>
        </table:table-row>
        <table:table-row>
          <table:table-cell table:style-name="ce0" office:value-type="string">
            <text:p>あ、いえ・・・そんなお構いな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no... you don't need to trouble
yourselves...</text:p>
          </table:table-cell>
          <table:table-cell table:number-columns-repeated="1020"/>
        </table:table-row>
        <table:table-row>
          <table:table-cell table:style-name="ce0" office:value-type="string">
            <text:p>あまりにぎやかなのは性に合わ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not accustomed to fancy treatment
like that.</text:p>
          </table:table-cell>
          <table:table-cell table:number-columns-repeated="1020"/>
        </table:table-row>
        <table:table-row>
          <table:table-cell table:style-name="ce0" office:value-type="string">
            <text:p>え～？　お城に入れてくれる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～? We get to go into the castle?</text:p>
          </table:table-cell>
          <table:table-cell table:number-columns-repeated="1020"/>
        </table:table-row>
        <table:table-row>
          <table:table-cell table:style-name="ce0" office:value-type="string">
            <text:p>行こうよーレグマく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, Reguma-kun!!</text:p>
          </table:table-cell>
          <table:table-cell table:number-columns-repeated="1020"/>
        </table:table-row>
        <table:table-row>
          <table:table-cell table:style-name="ce0" office:value-type="string">
            <text:p>そうだよー！　きっとごちそういっぱいだ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—! I bet they'll have a huge
feast waiting for us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としては、世界の救世主たる君たちには
　是非とも姫に謁見してほしいのだが・・・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I feel certain that Her Highness shall
wish to grant the saviors of the world an
audienc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あ、無理強いするわけにはいかぬ。　城へ
　来るかどうかは話し合って決めるといい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Well, I shall not twist your arm. You may
decide for yourselves whether or not you
would like to come to the castl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し来てもらえるのであれば、今日の夕刻
　までに城門まで足を運んでほしい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Should you accept our invitation, please
make your way to the castle gate by dusk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衛兵には、私から話をしておこう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I shall inform the palace guard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皆の者！　今回の作戦は終了し、帰還
　する！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Well then, men! This operation is concluded.
Back to base!!”</text:p>
          </table:table-cell>
          <table:table-cell table:number-columns-repeated="1020"/>
        </table:table-row>
        <table:table-row>
          <table:table-cell table:style-name="ce0" office:value-type="string">
            <text:p>兵
「は！！」</text:p>
          </table:table-cell>
          <table:table-cell table:style-name="ce0"/>
          <table:table-cell table:style-name="ce0" office:value-type="string">
            <text:p>Soldiers</text:p>
          </table:table-cell>
          <table:table-cell table:style-name="ce0" office:value-type="string">
            <text:p>Soldiers
“Sir!”</text:p>
          </table:table-cell>
          <table:table-cell table:number-columns-repeated="1020"/>
        </table:table-row>
        <table:table-row>
          <table:table-cell table:style-name="ce0" office:value-type="string">
            <text:p>さてと・・・どうす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... what are we doing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を家まで送り届け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let's get Sharusharu back to her
house.</text:p>
          </table:table-cell>
          <table:table-cell table:number-columns-repeated="1020"/>
        </table:table-row>
        <table:table-row>
          <table:table-cell table:style-name="ce0" office:value-type="string">
            <text:p>城へ行くかどうかは、その後話し合う予定と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n discuss going to the castle after
that.</text:p>
          </table:table-cell>
          <table:table-cell table:number-columns-repeated="1020"/>
        </table:table-row>
        <table:table-row>
          <table:table-cell table:style-name="ce0" office:value-type="string">
            <text:p>そうだね。　まだ時間あるし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true. There's still plenty of time.</text:p>
          </table:table-cell>
          <table:table-cell table:number-columns-repeated="1020"/>
        </table:table-row>
        <table:table-row>
          <table:table-cell table:style-name="ce0" office:value-type="string">
            <text:p>↑：迷いの森
→：城下町・ユーリャ教会
↓：オシル湖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Lost Forest
→：Castle Town ・ St. Yuria's Church
↓：Lake Oshiru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